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318.44pt" svg:y="125.74pt">
            <loext:p draw:notify-on-update-of-ranges="Sheet1.A11:Sheet1.A11 Sheet1.C11:Sheet1.C11 Sheet1.B11:Sheet1.B11 Sheet1.A12:Sheet1.A12 Sheet1.C12:Sheet1.C12 Sheet1.B12:Sheet1.B12 Sheet1.A13:Sheet1.A13 Sheet1.C13:Sheet1.C13 Sheet1.B13:Sheet1.B13 Sheet1.A14:Sheet1.A14 Sheet1.C14:Sheet1.C14 Sheet1.B14:Sheet1.B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6pt" svg:height="99.38pt" svg:x="316.09pt" svg:y="9.04pt">
            <loext:p draw:notify-on-update-of-ranges="Sheet1.C4:Sheet1.C4 Sheet1.A4:Sheet1.A4 Sheet1.B4:Sheet1.B4 Sheet1.C5:Sheet1.C5 Sheet1.A5:Sheet1.A5 Sheet1.B5:Sheet1.B5 Sheet1.C6:Sheet1.C6 Sheet1.A6:Sheet1.A7 Sheet1.B6:Sheet1.B6 Sheet1.C7:Sheet1.C7 Sheet1.A7:Sheet1.A7 Sheet1.B7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0.058948" calcext:value-type="float">
            <text:p>0.058948</text:p>
          </table:table-cell>
        </table:table-row>
        <table:table-row table:style-name="ro1">
          <table:table-cell office:value-type="string" calcext:value-type="string">
            <text:p>North Ireland</text:p>
          </table:table-cell>
          <table:table-cell office:value-type="float" office:value="0" calcext:value-type="float">
            <text:p>0</text:p>
          </table:table-cell>
          <table:table-cell office:value-type="float" office:value="-0.179019" calcext:value-type="float">
            <text:p>-0.179019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0" calcext:value-type="float">
            <text:p>0</text:p>
          </table:table-cell>
          <table:table-cell office:value-type="float" office:value="0.042996" calcext:value-type="float">
            <text:p>0.042996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0" calcext:value-type="float">
            <text:p>0</text:p>
          </table:table-cell>
          <table:table-cell office:value-type="float" office:value="0.077075" calcext:value-type="float">
            <text:p>0.07707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0.058948" calcext:value-type="float">
            <text:p>0.058948</text:p>
          </table:table-cell>
          <table:table-cell office:value-type="float" office:value="0.008194" calcext:value-type="float">
            <text:p>0.008194</text:p>
          </table:table-cell>
        </table:table-row>
        <table:table-row table:style-name="ro1">
          <table:table-cell office:value-type="string" calcext:value-type="string">
            <text:p>North Ireland</text:p>
          </table:table-cell>
          <table:table-cell office:value-type="float" office:value="-0.179019" calcext:value-type="float">
            <text:p>-0.179019</text:p>
          </table:table-cell>
          <table:table-cell office:value-type="float" office:value="0.013179" calcext:value-type="float">
            <text:p>0.013179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0.042996" calcext:value-type="float">
            <text:p>0.042996</text:p>
          </table:table-cell>
          <table:table-cell office:value-type="float" office:value="-0.1043" calcext:value-type="float">
            <text:p>-0.1043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0.077075" calcext:value-type="float">
            <text:p>0.077075</text:p>
          </table:table-cell>
          <table:table-cell office:value-type="float" office:value="0.082928" calcext:value-type="float">
            <text:p>0.0829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04T11:40:01.799328982</meta:creation-date>
    <dc:date>2019-05-04T11:50:35.139950932</dc:date>
    <dc:creator>Pascal Baillehache</dc:creator>
    <meta:editing-duration>PT10M35S</meta:editing-duration>
    <meta:editing-cycles>2</meta:editing-cycles>
    <meta:generator>LibreOffice/5.1.6.2$Linux_x86 LibreOffice_project/10m0$Build-2</meta:generator>
    <meta:document-statistic meta:table-count="1" meta:cell-count="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1" chart:maximum="0.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3.507cm" xlink:href=".." xlink:type="simple" chart:class="chart:scatter" chart:row-mapping="1 3" chart:style-name="ch1">
        <chart:legend chart:legend-position="end" svg:x="12.273cm" svg:y="0.707cm" style:legend-expansion="high" chart:style-name="ch2"/>
        <chart:plot-area chart:style-name="ch3" table:cell-range-address="Sheet1.A4:Sheet1.C4 Sheet1.A5:Sheet1.B7" chart:data-source-has-labels="column" svg:x="0.319cm" svg:y="0.07cm" svg:width="11.635cm" svg:height="3.367cm">
          <chartooo:coordinate-region svg:x="1.337cm" svg:y="0.27cm" svg:width="10.376cm" svg:height="2.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4" chart:label-cell-address="Sheet1.A4:Sheet1.A4" chart:class="chart:scatter">
            <chart:domain table:cell-range-address="Sheet1.C4:Sheet1.C4"/>
            <chart:data-point/>
          </chart:series>
          <chart:series chart:style-name="ch8" chart:values-cell-range-address="Sheet1.B5:Sheet1.B5" chart:label-cell-address="Sheet1.A5:Sheet1.A5" chart:class="chart:scatter">
            <chart:domain table:cell-range-address="Sheet1.C5:Sheet1.C5"/>
            <chart:data-point/>
          </chart:series>
          <chart:series chart:style-name="ch9" chart:values-cell-range-address="Sheet1.B6:Sheet1.B6" chart:label-cell-address="Sheet1.A6:Sheet1.A7" chart:class="chart:scatter">
            <chart:domain table:cell-range-address="Sheet1.C6:Sheet1.C6"/>
            <chart:data-point/>
          </chart:series>
          <chart:series chart:style-name="ch10" chart:values-cell-range-address="Sheet1.B7:Sheet1.B7" chart:label-cell-address="Sheet1.A7:Sheet1.A7" chart:class="chart:scatter">
            <chart:domain table:cell-range-address="Sheet1.C7:Sheet1.C7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58948">
                <text:p>0.058948</text:p>
                <draw:g>
                  <svg:desc>Sheet1.C4:Sheet1.C4</svg:desc>
                </draw:g>
              </table:table-cell>
            </table:table-row>
            <table:table-row>
              <table:table-cell office:value-type="string">
                <text:p>England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0.179019">
                <text:p>-0.179019</text:p>
                <draw:g>
                  <svg:desc>Sheet1.C5:Sheet1.C5</svg:desc>
                </draw:g>
              </table:table-cell>
            </table:table-row>
            <table:table-row>
              <table:table-cell office:value-type="string">
                <text:p>North Ireland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42996">
                <text:p>0.042996</text:p>
                <draw:g>
                  <svg:desc>Sheet1.C6:Sheet1.C6</svg:desc>
                </draw:g>
              </table:table-cell>
            </table:table-row>
            <table:table-row>
              <table:table-cell office:value-type="string">
                <text:p>Scotland Wales</text:p>
                <text:list>
                  <text:list-item>
                    <text:p>Scotland</text:p>
                  </text:list-item>
                  <text:list-item>
                    <text:p>Wales</text:p>
                  </text:list-item>
                </text:list>
                <draw:g>
                  <svg:desc>Sheet1.A6:Sheet1.A7</svg:desc>
                </draw:g>
              </table:table-cell>
              <table:table-cell office:value-type="float" office:value="0">
                <text:p>0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77075">
                <text:p>0.077075</text:p>
                <draw:g>
                  <svg:desc>Sheet1.C7:Sheet1.C7</svg:desc>
                </draw:g>
              </table:table-cell>
            </table:table-row>
            <table:table-row>
              <table:table-cell office:value-type="string">
                <text:p>Wales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7:Sheet1.B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696cm" svg:y="3.456cm" style:legend-expansion="high" chart:style-name="ch2"/>
        <chart:plot-area chart:style-name="ch3" table:cell-range-address="Sheet1.A11:Sheet1.C11 Sheet1.A12:Sheet1.A14 Sheet1.C12:Sheet1.C14" chart:data-source-has-labels="column" svg:x="0.319cm" svg:y="0.18cm" svg:width="12.058cm" svg:height="8.645cm">
          <chartooo:coordinate-region svg:x="1.337cm" svg:y="0.379cm" svg:width="10.79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1:Sheet1.C11" chart:label-cell-address="Sheet1.A11:Sheet1.A11" chart:class="chart:scatter">
            <chart:domain table:cell-range-address="Sheet1.B11:Sheet1.B11"/>
            <chart:data-point/>
          </chart:series>
          <chart:series chart:style-name="ch7" chart:values-cell-range-address="Sheet1.C12:Sheet1.C12" chart:label-cell-address="Sheet1.A12:Sheet1.A12" chart:class="chart:scatter">
            <chart:domain table:cell-range-address="Sheet1.B12:Sheet1.B12"/>
            <chart:data-point/>
          </chart:series>
          <chart:series chart:style-name="ch8" chart:values-cell-range-address="Sheet1.C13:Sheet1.C13" chart:label-cell-address="Sheet1.A13:Sheet1.A13" chart:class="chart:scatter">
            <chart:domain table:cell-range-address="Sheet1.B13:Sheet1.B13"/>
            <chart:data-point/>
          </chart:series>
          <chart:series chart:style-name="ch9" chart:values-cell-range-address="Sheet1.C14:Sheet1.C14" chart:label-cell-address="Sheet1.A14:Sheet1.A14" chart:class="chart:scatter">
            <chart:domain table:cell-range-address="Sheet1.B14:Sheet1.B14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58948">
                <text:p>0.058948</text:p>
                <draw:g>
                  <svg:desc>Sheet1.B11:Sheet1.B11</svg:desc>
                </draw:g>
              </table:table-cell>
            </table:table-row>
            <table:table-row>
              <table:table-cell office:value-type="string">
                <text:p>England</text:p>
                <draw:g>
                  <svg:desc>Sheet1.A11:Sheet1.A11</svg:desc>
                </draw:g>
              </table:table-cell>
              <table:table-cell office:value-type="float" office:value="0.008194">
                <text:p>0.008194</text:p>
                <draw:g>
                  <svg:desc>Sheet1.C11:Sheet1.C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0.179019">
                <text:p>-0.179019</text:p>
                <draw:g>
                  <svg:desc>Sheet1.B12:Sheet1.B12</svg:desc>
                </draw:g>
              </table:table-cell>
            </table:table-row>
            <table:table-row>
              <table:table-cell office:value-type="string">
                <text:p>North Ireland</text:p>
                <draw:g>
                  <svg:desc>Sheet1.A12:Sheet1.A12</svg:desc>
                </draw:g>
              </table:table-cell>
              <table:table-cell office:value-type="float" office:value="0.013179">
                <text:p>0.013179</text:p>
                <draw:g>
                  <svg:desc>Sheet1.C12:Sheet1.C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42996">
                <text:p>0.042996</text:p>
                <draw:g>
                  <svg:desc>Sheet1.B13:Sheet1.B13</svg:desc>
                </draw:g>
              </table:table-cell>
            </table:table-row>
            <table:table-row>
              <table:table-cell office:value-type="string">
                <text:p>Scotland</text:p>
                <draw:g>
                  <svg:desc>Sheet1.A13:Sheet1.A13</svg:desc>
                </draw:g>
              </table:table-cell>
              <table:table-cell office:value-type="float" office:value="-0.1043">
                <text:p>-0.1043</text:p>
                <draw:g>
                  <svg:desc>Sheet1.C13:Sheet1.C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77075">
                <text:p>0.077075</text:p>
                <draw:g>
                  <svg:desc>Sheet1.B14:Sheet1.B14</svg:desc>
                </draw:g>
              </table:table-cell>
            </table:table-row>
            <table:table-row>
              <table:table-cell office:value-type="string">
                <text:p>Wales</text:p>
                <draw:g>
                  <svg:desc>Sheet1.A14:Sheet1.A14</svg:desc>
                </draw:g>
              </table:table-cell>
              <table:table-cell office:value-type="float" office:value="0.082928">
                <text:p>0.082928</text:p>
                <draw:g>
                  <svg:desc>Sheet1.C14:Sheet1.C1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